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arial,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officeooo:paragraph-rsid="00a5a879"/>
    </style:style>
    <style:style style:name="P14" style:family="paragraph" style:parent-style-name="Standard">
      <style:paragraph-properties fo:text-align="justify" style:justify-single-word="false"/>
      <style:text-properties officeooo:paragraph-rsid="00a69b7e"/>
    </style:style>
    <style:style style:name="P15" style:family="paragraph" style:parent-style-name="Standard">
      <style:paragraph-properties fo:text-align="justify" style:justify-single-word="false"/>
      <style:text-properties officeooo:paragraph-rsid="00a81916"/>
    </style:style>
    <style:style style:name="P16" style:family="paragraph" style:parent-style-name="Standard">
      <style:paragraph-properties fo:text-align="justify" style:justify-single-word="false"/>
      <style:text-properties fo:color="#000000" style:font-name="arial" fo:font-size="12pt"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5"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6"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7"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8"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officeooo:paragraph-rsid="00a81916" style:font-name-asian="Arial1" style:font-size-asian="12pt" style:font-weight-asian="bold" style:font-name-complex="Arial1" style:font-size-complex="12pt" style:language-complex="pt" style:country-complex="PT"/>
    </style:style>
    <style:style style:name="P29"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30"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31"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32"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33" style:family="paragraph" style:parent-style-name="Standard">
      <style:paragraph-properties fo:text-align="justify" style:justify-single-word="false"/>
      <style:text-properties style:font-name="arial"/>
    </style:style>
    <style:style style:name="P34" style:family="paragraph" style:parent-style-name="Standard">
      <style:paragraph-properties fo:text-align="justify" style:justify-single-word="false"/>
      <style:text-properties style:font-name="arial" officeooo:paragraph-rsid="00622c0c"/>
    </style:style>
    <style:style style:name="P35" style:family="paragraph" style:parent-style-name="Standard">
      <style:paragraph-properties fo:text-align="justify" style:justify-single-word="false"/>
      <style:text-properties style:font-name="arial" officeooo:paragraph-rsid="0064a0a0"/>
    </style:style>
    <style:style style:name="P36" style:family="paragraph" style:parent-style-name="Standard">
      <style:paragraph-properties fo:text-align="justify" style:justify-single-word="false"/>
      <style:text-properties style:font-name="arial" officeooo:paragraph-rsid="0063b9dd"/>
    </style:style>
    <style:style style:name="P37" style:family="paragraph" style:parent-style-name="Standard">
      <style:paragraph-properties fo:text-align="justify" style:justify-single-word="false"/>
      <style:text-properties style:font-name="arial" officeooo:paragraph-rsid="00617058"/>
    </style:style>
    <style:style style:name="P38" style:family="paragraph" style:parent-style-name="Standard">
      <style:paragraph-properties fo:text-align="justify" style:justify-single-word="false"/>
      <style:text-properties style:font-name="arial" officeooo:paragraph-rsid="004b2349"/>
    </style:style>
    <style:style style:name="P39"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40"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41"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42" style:family="paragraph" style:parent-style-name="Heading_20_1">
      <style:paragraph-properties fo:text-align="justify" style:justify-single-word="false"/>
      <style:text-properties officeooo:paragraph-rsid="00500d21"/>
    </style:style>
    <style:style style:name="P43" style:family="paragraph" style:parent-style-name="Heading_20_2">
      <style:paragraph-properties fo:text-align="justify" style:justify-single-word="false"/>
      <style:text-properties officeooo:paragraph-rsid="000ea3a0"/>
    </style:style>
    <style:style style:name="P44"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4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81916"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fo:font-weight="normal" officeooo:rsid="00b09951" style:font-name-asian="Arial1" style:font-size-asian="12pt" style:font-weight-asian="normal" style:font-name-complex="Arial1" style:font-size-complex="12pt" style:language-complex="pt" style:country-complex="PT" style:font-weight-complex="normal"/>
    </style:style>
    <style:style style:name="T29" style:family="text">
      <style:text-properties fo:color="#000000" style:font-name="arial" fo:font-size="12pt" fo:font-weight="normal" officeooo:rsid="00b2a7a4" style:font-name-asian="Arial1" style:font-size-asian="12pt" style:font-weight-asian="normal" style:font-name-complex="Arial1" style:font-size-complex="12pt" style:language-complex="pt" style:country-complex="PT" style:font-weight-complex="normal"/>
    </style:style>
    <style:style style:name="T30" style:family="text">
      <style:text-properties fo:color="#000000" style:font-name="arial" fo:font-size="12pt" fo:font-weight="normal" officeooo:rsid="00b7889d" style:font-name-asian="Arial1" style:font-size-asian="12pt" style:font-weight-asian="normal" style:font-name-complex="Arial1" style:font-size-complex="12pt" style:language-complex="pt" style:country-complex="PT" style:font-weight-complex="normal"/>
    </style:style>
    <style:style style:name="T31" style:family="text">
      <style:text-properties fo:color="#000000" style:font-name="arial" fo:font-size="12pt" fo:font-weight="normal" officeooo:rsid="00b9e567" style:font-name-asian="Arial1" style:font-size-asian="12pt" style:font-weight-asian="normal" style:font-name-complex="Arial1" style:font-size-complex="12pt" style:language-complex="pt" style:country-complex="PT" style:font-weight-complex="normal"/>
    </style:style>
    <style:style style:name="T32" style:family="text">
      <style:text-properties fo:color="#000000" style:font-name="arial" fo:font-size="12pt" fo:font-weight="normal" officeooo:rsid="00ba997a" style:font-name-asian="Arial1" style:font-size-asian="12pt" style:font-weight-asian="normal" style:font-name-complex="Arial1" style:font-size-complex="12pt" style:language-complex="pt" style:country-complex="PT" style:font-weight-complex="normal"/>
    </style:style>
    <style:style style:name="T33"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34"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5"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6"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37"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54"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5"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6"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59"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60"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61"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62"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63" style:family="text">
      <style:text-properties fo:color="#000000" style:font-name="arial" fo:font-size="12pt" fo:font-weight="bold" officeooo:rsid="00a81916" style:font-name-asian="Arial1" style:font-size-asian="12pt" style:font-weight-asian="bold" style:font-name-complex="Arial1" style:font-size-complex="12pt" style:language-complex="pt" style:country-complex="PT" style:font-weight-complex="normal"/>
    </style:style>
    <style:style style:name="T64"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65"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66"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67"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68"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69" style:family="text">
      <style:text-properties fo:color="#000000" style:font-name="arial" fo:font-size="12pt" style:font-name-asian="Arial1" style:font-size-asian="12pt" style:font-name-complex="Arial1" style:font-size-complex="12pt" style:language-complex="pt" style:country-complex="PT"/>
    </style:style>
    <style:style style:name="T70"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71"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72" style:family="text">
      <style:text-properties fo:color="#000000" style:font-name="arial" fo:font-size="12pt" fo:background-color="#ffffff" loext:char-shading-value="0" style:font-size-asian="12pt" style:font-name-complex="Arial1" style:font-size-complex="12pt"/>
    </style:style>
    <style:style style:name="T73" style:family="text">
      <style:text-properties fo:color="#000000" style:font-name="arial" style:text-underline-style="solid" style:text-underline-width="auto" style:text-underline-color="font-color"/>
    </style:style>
    <style:style style:name="T74" style:family="text">
      <style:text-properties fo:color="#000000" style:font-name="arial" fo:font-size="18pt" fo:font-weight="bold" style:font-size-asian="18pt" style:font-weight-asian="bold" style:font-name-complex="Arial1" style:font-size-complex="18pt" style:language-complex="pt" style:country-complex="PT"/>
    </style:style>
    <style:style style:name="T75" style:family="text">
      <style:text-properties fo:color="#000000" style:font-name="arial" fo:font-size="18pt" fo:font-weight="bold" officeooo:rsid="00a81916" style:font-size-asian="18pt" style:font-weight-asian="bold" style:font-name-complex="Arial1" style:font-size-complex="18pt" style:language-complex="pt" style:country-complex="PT"/>
    </style:style>
    <style:style style:name="T76"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77"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78"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79"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80"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81"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82"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83"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84"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85"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86"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87"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88"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89"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90"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91"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92"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93"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94"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95"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96"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97"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98"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99"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100"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101"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102"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103"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104"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105"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106"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107"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108"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109"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10"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11"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12"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3"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4"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5"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16"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7"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8"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9"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20"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21" style:family="text">
      <style:text-properties fo:font-weight="bold" style:font-weight-asian="bold" style:font-name-complex="Arial1" style:language-complex="pt" style:country-complex="PT"/>
    </style:style>
    <style:style style:name="T122" style:family="text">
      <style:text-properties fo:font-weight="bold" officeooo:rsid="00222d90" style:font-weight-asian="bold" style:font-name-complex="Arial1" style:language-complex="pt" style:country-complex="PT"/>
    </style:style>
    <style:style style:name="T123" style:family="text">
      <style:text-properties fo:font-weight="bold" officeooo:rsid="00047fbc" style:font-weight-asian="bold" style:font-name-complex="Arial1" style:language-complex="pt" style:country-complex="PT"/>
    </style:style>
    <style:style style:name="T124" style:family="text">
      <style:text-properties fo:font-weight="bold" officeooo:rsid="000ea3a0" style:font-weight-asian="bold" style:font-name-complex="Arial1" style:language-complex="pt" style:country-complex="PT"/>
    </style:style>
    <style:style style:name="T125" style:family="text">
      <style:text-properties fo:font-weight="bold" officeooo:rsid="00390218" style:font-weight-asian="bold" style:font-name-complex="Arial1" style:language-complex="pt" style:country-complex="PT"/>
    </style:style>
    <style:style style:name="T126" style:family="text">
      <style:text-properties fo:font-weight="bold" officeooo:rsid="00940090" style:font-weight-asian="bold" style:font-name-complex="Arial1" style:language-complex="pt" style:country-complex="PT"/>
    </style:style>
    <style:style style:name="T127" style:family="text">
      <style:text-properties fo:font-weight="bold" style:font-name-asian="Arial1" style:font-weight-asian="bold" style:font-name-complex="Arial1" style:language-complex="pt" style:country-complex="PT"/>
    </style:style>
    <style:style style:name="T128" style:family="text">
      <style:text-properties fo:font-weight="bold" officeooo:rsid="00047fbc" style:font-name-asian="Arial1" style:font-weight-asian="bold" style:font-name-complex="Arial1" style:language-complex="pt" style:country-complex="PT"/>
    </style:style>
    <style:style style:name="T129" style:family="text">
      <style:text-properties fo:font-weight="bold" style:font-name-asian="Arial1" style:font-weight-asian="bold" style:font-name-complex="Arial1" style:language-complex="pt" style:country-complex="PT" style:font-weight-complex="bold"/>
    </style:style>
    <style:style style:name="T130" style:family="text">
      <style:text-properties fo:font-weight="bold" officeooo:rsid="0013405f" style:font-name-asian="Arial1" style:font-weight-asian="bold" style:font-name-complex="Arial1" style:language-complex="pt" style:country-complex="PT" style:font-weight-complex="bold"/>
    </style:style>
    <style:style style:name="T131" style:family="text">
      <style:text-properties fo:font-weight="bold" officeooo:rsid="001530fc" style:font-name-asian="Arial1" style:font-weight-asian="bold" style:font-name-complex="Arial1" style:language-complex="pt" style:country-complex="PT" style:font-weight-complex="bold"/>
    </style:style>
    <style:style style:name="T132" style:family="text">
      <style:text-properties fo:font-weight="bold" officeooo:rsid="00169323" style:font-name-asian="Arial1" style:font-weight-asian="bold" style:font-name-complex="Arial1" style:language-complex="pt" style:country-complex="PT" style:font-weight-complex="bold"/>
    </style:style>
    <style:style style:name="T133" style:family="text">
      <style:text-properties fo:font-weight="bold" officeooo:rsid="002d9598" style:font-name-asian="Arial1" style:font-weight-asian="bold" style:font-name-complex="Arial1" style:language-complex="pt" style:country-complex="PT" style:font-weight-complex="bold"/>
    </style:style>
    <style:style style:name="T134" style:family="text">
      <style:text-properties fo:font-weight="bold" officeooo:rsid="0030ced4" style:font-name-asian="Arial1" style:font-weight-asian="bold" style:font-name-complex="Arial1" style:language-complex="pt" style:country-complex="PT" style:font-weight-complex="bold"/>
    </style:style>
    <style:style style:name="T135" style:family="text">
      <style:text-properties fo:font-weight="bold" officeooo:rsid="003adbfd" style:font-name-asian="Arial1" style:font-weight-asian="bold" style:font-name-complex="Arial1" style:language-complex="pt" style:country-complex="PT" style:font-weight-complex="bold"/>
    </style:style>
    <style:style style:name="T136" style:family="text">
      <style:text-properties fo:font-weight="bold" officeooo:rsid="00500d21" style:font-name-asian="Arial1" style:font-weight-asian="bold" style:font-name-complex="Arial1" style:language-complex="pt" style:country-complex="PT" style:font-weight-complex="bold"/>
    </style:style>
    <style:style style:name="T137" style:family="text">
      <style:text-properties fo:font-weight="bold" officeooo:rsid="001b7398" style:font-name-asian="Arial1" style:font-weight-asian="bold" style:font-name-complex="Arial1" style:language-complex="pt" style:country-complex="PT"/>
    </style:style>
    <style:style style:name="T138" style:family="text">
      <style:text-properties fo:font-weight="bold" officeooo:rsid="001a8142" style:font-name-asian="Arial1" style:font-weight-asian="bold" style:font-name-complex="Arial1" style:language-complex="pt" style:country-complex="PT"/>
    </style:style>
    <style:style style:name="T139" style:family="text">
      <style:text-properties fo:font-weight="bold" officeooo:rsid="002803c2" style:font-name-asian="Arial1" style:font-weight-asian="bold" style:font-name-complex="Arial1" style:language-complex="pt" style:country-complex="PT"/>
    </style:style>
    <style:style style:name="T140" style:family="text">
      <style:text-properties fo:font-weight="bold" officeooo:rsid="002d9598" style:font-name-asian="Arial1" style:font-weight-asian="bold" style:font-name-complex="Arial1" style:language-complex="pt" style:country-complex="PT"/>
    </style:style>
    <style:style style:name="T141" style:family="text">
      <style:text-properties fo:font-weight="bold" officeooo:rsid="003adbfd" style:font-name-asian="Arial1" style:font-weight-asian="bold" style:font-name-complex="Arial1" style:language-complex="pt" style:country-complex="PT"/>
    </style:style>
    <style:style style:name="T142" style:family="text">
      <style:text-properties fo:font-weight="bold" officeooo:rsid="00500d21" style:font-name-asian="Arial1" style:font-weight-asian="bold" style:font-name-complex="Arial1" style:language-complex="pt" style:country-complex="PT"/>
    </style:style>
    <style:style style:name="T143"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44" style:family="text">
      <style:text-properties fo:font-weight="normal" style:font-name-asian="Arial1" style:font-weight-asian="normal" style:font-name-complex="Arial1" style:language-complex="pt" style:country-complex="PT" style:font-weight-complex="normal"/>
    </style:style>
    <style:style style:name="T145" style:family="text">
      <style:text-properties fo:font-weight="normal" officeooo:rsid="001a8142" style:font-name-asian="Arial1" style:font-weight-asian="normal" style:font-name-complex="Arial1" style:language-complex="pt" style:country-complex="PT" style:font-weight-complex="normal"/>
    </style:style>
    <style:style style:name="T146" style:family="text">
      <style:text-properties fo:font-weight="normal" officeooo:rsid="00075bc8" style:font-name-asian="Arial1" style:font-weight-asian="normal" style:font-name-complex="Arial1" style:language-complex="pt" style:country-complex="PT" style:font-weight-complex="normal"/>
    </style:style>
    <style:style style:name="T147" style:family="text">
      <style:text-properties fo:font-weight="normal" officeooo:rsid="0005cd84" style:font-name-asian="Arial1" style:font-weight-asian="normal" style:font-name-complex="Arial1" style:language-complex="pt" style:country-complex="PT" style:font-weight-complex="normal"/>
    </style:style>
    <style:style style:name="T148" style:family="text">
      <style:text-properties fo:font-weight="normal" officeooo:rsid="000ea3a0" style:font-name-asian="Arial1" style:font-weight-asian="normal" style:font-name-complex="Arial1" style:language-complex="pt" style:country-complex="PT" style:font-weight-complex="normal"/>
    </style:style>
    <style:style style:name="T149" style:family="text">
      <style:text-properties fo:font-weight="normal" officeooo:rsid="00125cbe" style:font-name-asian="Arial1" style:font-weight-asian="normal" style:font-name-complex="Arial1" style:language-complex="pt" style:country-complex="PT" style:font-weight-complex="normal"/>
    </style:style>
    <style:style style:name="T150" style:family="text">
      <style:text-properties fo:font-weight="normal" officeooo:rsid="000baeaf" style:font-name-asian="Arial1" style:font-weight-asian="normal" style:font-name-complex="Arial1" style:language-complex="pt" style:country-complex="PT" style:font-weight-complex="normal"/>
    </style:style>
    <style:style style:name="T151" style:family="text">
      <style:text-properties fo:font-weight="normal" officeooo:rsid="002d9598" style:font-name-asian="Arial1" style:font-weight-asian="normal" style:font-name-complex="Arial1" style:language-complex="pt" style:country-complex="PT" style:font-weight-complex="normal"/>
    </style:style>
    <style:style style:name="T152" style:family="text">
      <style:text-properties fo:font-weight="normal" officeooo:rsid="0030ced4" style:font-name-asian="Arial1" style:font-weight-asian="normal" style:font-name-complex="Arial1" style:language-complex="pt" style:country-complex="PT" style:font-weight-complex="normal"/>
    </style:style>
    <style:style style:name="T153" style:family="text">
      <style:text-properties fo:font-weight="normal" officeooo:rsid="003adbfd" style:font-name-asian="Arial1" style:font-weight-asian="normal" style:font-name-complex="Arial1" style:language-complex="pt" style:country-complex="PT" style:font-weight-complex="normal"/>
    </style:style>
    <style:style style:name="T154" style:family="text">
      <style:text-properties fo:font-weight="normal" officeooo:rsid="0045a71c" style:font-name-asian="Arial1" style:font-weight-asian="normal" style:font-name-complex="Arial1" style:language-complex="pt" style:country-complex="PT" style:font-weight-complex="normal"/>
    </style:style>
    <style:style style:name="T155" style:family="text">
      <style:text-properties fo:font-weight="normal" officeooo:rsid="00500d21" style:font-name-asian="Arial1" style:font-weight-asian="normal" style:font-name-complex="Arial1" style:language-complex="pt" style:country-complex="PT" style:font-weight-complex="normal"/>
    </style:style>
    <style:style style:name="T156" style:family="text">
      <style:text-properties style:font-name-asian="Arial1" style:font-name-complex="Arial1" style:language-complex="pt" style:country-complex="PT"/>
    </style:style>
    <style:style style:name="T157" style:family="text">
      <style:text-properties officeooo:rsid="0013405f" style:font-name-asian="Arial1" style:font-name-complex="Arial1" style:language-complex="pt" style:country-complex="PT"/>
    </style:style>
    <style:style style:name="T158" style:family="text">
      <style:text-properties officeooo:rsid="001a8142" style:font-name-asian="Arial1" style:font-name-complex="Arial1" style:language-complex="pt" style:country-complex="PT"/>
    </style:style>
    <style:style style:name="T159" style:family="text">
      <style:text-properties officeooo:rsid="0017e9c9" style:font-name-asian="Arial1" style:font-name-complex="Arial1" style:language-complex="pt" style:country-complex="PT"/>
    </style:style>
    <style:style style:name="T160" style:family="text">
      <style:text-properties officeooo:rsid="00169323" style:font-name-asian="Arial1" style:font-name-complex="Arial1" style:language-complex="pt" style:country-complex="PT"/>
    </style:style>
    <style:style style:name="T161" style:family="text">
      <style:text-properties officeooo:rsid="001530fc" style:font-name-asian="Arial1" style:font-name-complex="Arial1" style:language-complex="pt" style:country-complex="PT"/>
    </style:style>
    <style:style style:name="T162" style:family="text">
      <style:text-properties style:font-name-asian="Arial1" style:font-name-complex="Arial1" style:language-complex="pt" style:country-complex="PT" style:font-weight-complex="bold"/>
    </style:style>
    <style:style style:name="T163" style:family="text">
      <style:text-properties officeooo:rsid="001530fc" style:font-name-asian="Arial1" style:font-name-complex="Arial1" style:language-complex="pt" style:country-complex="PT" style:font-weight-complex="bold"/>
    </style:style>
    <style:style style:name="T164" style:family="text">
      <style:text-properties fo:background-color="#ffffff" loext:char-shading-value="0" style:font-name-complex="Arial1"/>
    </style:style>
    <style:style style:name="T165" style:family="text">
      <style:text-properties officeooo:rsid="0013405f" fo:background-color="#ffffff" loext:char-shading-value="0" style:font-name-complex="Arial1"/>
    </style:style>
    <style:style style:name="T166" style:family="text">
      <style:text-properties officeooo:rsid="0017e9c9" fo:background-color="#ffffff" loext:char-shading-value="0" style:font-name-complex="Arial1"/>
    </style:style>
    <style:style style:name="T167" style:family="text">
      <style:text-properties fo:font-size="12pt" fo:font-weight="bold" style:font-name-asian="Arial1" style:font-size-asian="12pt" style:font-weight-asian="bold" style:font-name-complex="Arial1" style:font-size-complex="12pt" style:language-complex="pt" style:country-complex="PT"/>
    </style:style>
    <style:style style:name="T168"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69"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70"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71"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72"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73"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74"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75"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76"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77"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78"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79"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80"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João Paulo Hotequil</text:p>
      <text:h text:style-name="P43"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34">h</text:span></text:a><text:a xlink:type="simple" xlink:href="mailto:joaohotequil@gmail.com" text:style-name="ListLabel_20_12" text:visited-style-name="ListLabel_20_12"><text:span text:style-name="Internet_20_link"><text:span text:style-name="T33">otequil@</text:span></text:span></text:a><text:a xlink:type="simple" xlink:href="mailto:joaohotequil@gmail.com" text:style-name="ListLabel_20_12" text:visited-style-name="ListLabel_20_12"><text:span text:style-name="Internet_20_link"><text:span text:style-name="T35">protonmail</text:span></text:span></text:a><text:a xlink:type="simple" xlink:href="mailto:joaohotequil@gmail.com" text:style-name="ListLabel_20_12" text:visited-style-name="ListLabel_20_12"><text:span text:style-name="Internet_20_link"><text:span text:style-name="T73">.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41" text:outline-level="1"/>
      <text:h text:style-name="P39" text:outline-level="1"><text:span text:style-name="T122">O que eu tenho a dizer</text:span><text:span text:style-name="T121">:</text:span></text:h>
      <text:p text:style-name="P45">Chamo-me João Paulo Hotequil e trago uma trajetória de trabalho na área de Tecnologia da Informação desde os meus 14 anos. Iniciei lidando com hardware e aos 16 anos fui para a parte de software. Sempre com uma rotina de estudos sólida, pois é preciso estar aprendendo constantemente para construir uma carreira intelectual. Busco aprimorar minhas habilidades por meio de cursos, certificações, livros e palestras, visando assim aplicar o conhecimento adquirido no dia-a-dia.</text:p>
      <text:p text:style-name="P45"/>
      <text:p text:style-name="P45">Tenho convicção no potencial da tecnologia como agente de descentralização, redução de custos, criação de empregos, negócios e facilitação da vida no geral. Sou uma pessoa muito curiosa e focada, gosto de estudar diferentes coisas, porque precisamos entender o mundo, para assim usar a tecnologia na solução. Mantenho o olhar na acessibilidade, responsividade, performance, semântica, SEO, usabilidade, testes, segurança, YAGNI, KISS, padrões de qualidade e design. Dessa forma, dedico-me diariamente ao aprimoramento desses aspectos.</text:p>
      <text:p text:style-name="P16"/>
      <text:h text:style-name="P39" text:outline-level="1"><text:span text:style-name="T125">Formações</text:span><text:span text:style-name="T121">:</text:span></text:h>
      <text:h text:style-name="P42" text:outline-level="1"><text:span text:style-name="lt-line-clamp_5f__5f_raw-line"><text:span text:style-name="T116">[fevereiro de </text:span></text:span><text:span text:style-name="lt-line-clamp_5f__5f_raw-line"><text:span text:style-name="T117">2021</text:span></text:span><text:span text:style-name="lt-line-clamp_5f__5f_raw-line"><text:span text:style-name="T116"> – </text:span></text:span><text:span text:style-name="lt-line-clamp_5f__5f_raw-line"><text:span text:style-name="T117">até o momento</text:span></text:span><text:span text:style-name="lt-line-clamp_5f__5f_raw-line"><text:span text:style-name="T116">] </text:span></text:span><text:span text:style-name="lt-line-clamp_5f__5f_raw-line"><text:span text:style-name="T117">FIAP</text:span></text:span><text:span text:style-name="lt-line-clamp_5f__5f_raw-line"><text:span text:style-name="T116"> | </text:span></text:span><text:span text:style-name="lt-line-clamp_5f__5f_raw-line"><text:span text:style-name="T118">Online</text:span></text:span><text:span text:style-name="lt-line-clamp_5f__5f_raw-line"><text:span text:style-name="T116">: </text:span></text:span><text:span text:style-name="lt-line-clamp_5f__5f_raw-line"><text:span text:style-name="T112">estou cursando sistemas de informação </text:span></text:span><text:span text:style-name="lt-line-clamp_5f__5f_raw-line"><text:span text:style-name="T114">(</text:span></text:span><text:span text:style-name="lt-line-clamp_5f__5f_raw-line"><text:span text:style-name="T112">bacharelado</text:span></text:span><text:span text:style-name="lt-line-clamp_5f__5f_raw-line"><text:span text:style-name="T114">)</text:span></text:span><text:span text:style-name="lt-line-clamp_5f__5f_raw-line"><text:span text:style-name="T113">.</text:span></text:span></text:h>
      <text:p text:style-name="P17"><text:span text:style-name="T127">[fevereiro de 2018 – dezembro de 20</text:span><text:span text:style-name="T128">19</text:span><text:span text:style-name="T127">] </text:span><text:span text:style-name="T129">E.E.B. Professor Honório Miranda | Gaspar, Santa Catarina: </text:span><text:span text:style-name="T145">c</text:span><text:span text:style-name="T119">ursei o segundo e terceiro ano do ensino médio.</text:span></text:p>
      <text:p text:style-name="P17"><text:span text:style-name="T127">[fevereiro de 2006 – dezembro de 2017] </text:span><text:span text:style-name="T129">Madre Francisca Lampel | Gaspar, Santa Catarina: </text:span><text:span text:style-name="T145">c</text:span><text:span text:style-name="T120">ursei o ensino fundamental (I e II) e o primeiro ano do ensino médio.</text:span></text:p>
      <text:p text:style-name="P26"/>
      <text:h text:style-name="P40" text:outline-level="1"><text:soft-page-break/><text:span text:style-name="T123">E</text:span><text:span text:style-name="T121">specializações, </text:span><text:span text:style-name="T126">eventos,</text:span><text:span text:style-name="T121"> </text:span><text:span text:style-name="T124">t</text:span><text:span text:style-name="T121">reinamentos e cursos </text:span><text:span text:style-name="T125">(tenho algumas outras certificações que acabei não colocando aqui)</text:span><text:span text:style-name="T121">:</text:span></text:h>
      <text:p text:style-name="P14"><text:span text:style-name="T37">[</text:span><text:span text:style-name="T57">janeiro</text:span><text:span text:style-name="T37"> de 20</text:span><text:span text:style-name="T53">2</text:span><text:span text:style-name="T57">4</text:span><text:span text:style-name="T37"> – </text:span><text:span text:style-name="T57">janeiro</text:span><text:span text:style-name="T37"> de 20</text:span><text:span text:style-name="T53">2</text:span><text:span text:style-name="T57">4</text:span><text:span text:style-name="T37">] </text:span><text:span text:style-name="T57">Performa_IT</text:span><text:span text:style-name="T37"> </text:span><text:span text:style-name="T42">(</text:span><text:span text:style-name="T58">75</text:span><text:span text:style-name="T42"> hora</text:span><text:span text:style-name="T58">s</text:span><text:span text:style-name="T42">)</text:span><text:span text:style-name="T37"> | </text:span><text:span text:style-name="T49">Educação a distância</text:span><text:span text:style-name="T37">: </text:span><text:span text:style-name="T25">participado do Hackathon desenvolvendo uma solução </text:span><text:span text:style-name="T26">para alocação</text:span><text:span text:style-name="T25"> envolvendo Inteligência Artificial</text:span><text:span text:style-name="T10">.</text:span></text:p>
      <text:p text:style-name="P13"><text:span text:style-name="T37">[</text:span><text:span text:style-name="T57">janeiro</text:span><text:span text:style-name="T37"> de 20</text:span><text:span text:style-name="T53">2</text:span><text:span text:style-name="T57">4</text:span><text:span text:style-name="T37"> – </text:span><text:span text:style-name="T57">janeiro</text:span><text:span text:style-name="T37"> de 20</text:span><text:span text:style-name="T53">2</text:span><text:span text:style-name="T57">4</text:span><text:span text:style-name="T37">] </text:span><text:span text:style-name="T57">Performa_IT</text:span><text:span text:style-name="T37"> </text:span><text:span text:style-name="T42">(</text:span><text:span text:style-name="T57">1</text:span><text:span text:style-name="T42"> hora)</text:span><text:span text:style-name="T37"> | </text:span><text:span text:style-name="T49">Educação a distância</text:span><text:span text:style-name="T37">: </text:span><text:span text:style-name="T24">feito treinamento utilizando o GitHub Copilot</text:span><text:span text:style-name="T10">.</text:span></text:p>
      <text:p text:style-name="P9"><text:span text:style-name="T37">[</text:span><text:span text:style-name="T47">dezembro</text:span><text:span text:style-name="T37"> de 20</text:span><text:span text:style-name="T53">23</text:span><text:span text:style-name="T37"> – </text:span><text:span text:style-name="T47">dezembro</text:span><text:span text:style-name="T37"> de 20</text:span><text:span text:style-name="T53">23</text:span><text:span text:style-name="T37">] </text:span><text:span text:style-name="T50">Hackerspace</text:span><text:span text:style-name="T37"> </text:span><text:span text:style-name="T42">(</text:span><text:span text:style-name="T45">10</text:span><text:span text:style-name="T42"> horas)</text:span><text:span text:style-name="T37"> | </text:span><text:span text:style-name="T47">Blumenau</text:span><text:span text:style-name="T37">, Santa Catarina: </text:span><text:span text:style-name="T13">participei do evento </text:span><text:span text:style-name="T16">Dev Day</text:span><text:span text:style-name="T13"> </text:span><text:span text:style-name="T16">realizado pela Hackerspace</text:span><text:span text:style-name="T10">.</text:span></text:p>
      <text:p text:style-name="P31"><text:span text:style-name="T169">[</text:span><text:span text:style-name="T171">novembro</text:span><text:span text:style-name="T169"> de 20</text:span><text:span text:style-name="T172">2</text:span><text:span text:style-name="T174">3</text:span><text:span text:style-name="T169"> – </text:span><text:span text:style-name="T171">novembro</text:span><text:span text:style-name="T169"> de 20</text:span><text:span text:style-name="T172">2</text:span><text:span text:style-name="T174">3</text:span><text:span text:style-name="T169">] </text:span><text:span text:style-name="T171">Front in Floripa</text:span><text:span text:style-name="T169"> </text:span><text:span text:style-name="T173">(</text:span><text:span text:style-name="T172">10</text:span><text:span text:style-name="T173"> horas)</text:span><text:span text:style-name="T169"> | </text:span><text:span text:style-name="T171">Florianópolis</text:span><text:span text:style-name="T169">, Santa Catarina: </text:span><text:span text:style-name="T180">participei do evento Front in Floripa</text:span><text:span text:style-name="T176">.</text:span></text:p>
      <text:p text:style-name="P8"><text:span text:style-name="T36">[100% concluído] </text:span><text:span text:style-name="T52">Performa_IT</text:span><text:span text:style-name="T37"> </text:span><text:span text:style-name="T51">(</text:span><text:span text:style-name="T68">1</text:span><text:span text:style-name="T67">.5</text:span><text:span text:style-name="T66"> horas</text:span><text:span text:style-name="T51">)</text:span><text:span text:style-name="T37"> | </text:span><text:span text:style-name="T49">Educação a distância</text:span><text:span text:style-name="T37">:</text:span><text:span text:style-name="T10"> </text:span><text:span text:style-name="T19">feito </text:span><text:span text:style-name="T20">treinamento interno sobre IA no apoio ao desenvolvimento de software.</text:span></text:p>
      <text:p text:style-name="P7"><text:span text:style-name="T36">[100% concluído]</text:span><text:span text:style-name="T69"> </text:span><text:span text:style-name="T37">Udemy </text:span><text:span text:style-name="T51">(</text:span><text:span text:style-name="T67">47.5</text:span><text:span text:style-name="T66"> horas</text:span><text:span text:style-name="T51">)</text:span><text:span text:style-name="T37"> | </text:span><text:span text:style-name="T49">Educação a distância</text:span><text:span text:style-name="T37">:</text:span><text:span text:style-name="T69"> </text:span><text:span text:style-name="T70">feito o curso de </text:span><text:span text:style-name="T110">NodeJS, TypeScript, TDD, DDD, Clean Architecture e SOLID </text:span><text:span text:style-name="T111">do Rodrigo Manguinho</text:span><text:span text:style-name="T72">.</text:span></text:p>
      <text:p text:style-name="P4"><text:span text:style-name="T37">[</text:span><text:span text:style-name="T46">abril</text:span><text:span text:style-name="T37"> de 20</text:span><text:span text:style-name="T45">2</text:span><text:span text:style-name="T46">3</text:span><text:span text:style-name="T37"> – </text:span><text:span text:style-name="T46">abril</text:span><text:span text:style-name="T45"> de 202</text:span><text:span text:style-name="T46">3</text:span><text:span text:style-name="T37">] </text:span><text:span text:style-name="T50">Hackerspace</text:span><text:span text:style-name="T37"> </text:span><text:span text:style-name="T42">(</text:span><text:span text:style-name="T46">8 </text:span><text:span text:style-name="T42">horas)</text:span><text:span text:style-name="T37"> | </text:span><text:span text:style-name="T46">Blumenau</text:span><text:span text:style-name="T37">, Santa Catarina: </text:span><text:span text:style-name="T13">participei do evento </text:span><text:span text:style-name="T14">FLISoL </text:span><text:span text:style-name="T15">feito pela Hackerspace</text:span><text:span text:style-name="T10">.</text:span></text:p>
      <text:p text:style-name="P3"><text:span text:style-name="T37">[</text:span><text:span text:style-name="T44">novembro</text:span><text:span text:style-name="T37"> de 20</text:span><text:span text:style-name="T45">22</text:span><text:span text:style-name="T37"> – </text:span><text:span text:style-name="T44">novembro</text:span><text:span text:style-name="T37"> de 20</text:span><text:span text:style-name="T45">22</text:span><text:span text:style-name="T37">] </text:span><text:span text:style-name="T44">Front in Floripa</text:span><text:span text:style-name="T37"> </text:span><text:span text:style-name="T42">(</text:span><text:span text:style-name="T45">10</text:span><text:span text:style-name="T42"> horas)</text:span><text:span text:style-name="T37"> | </text:span><text:span text:style-name="T44">Florianópolis</text:span><text:span text:style-name="T37">, Santa Catarina: </text:span><text:span text:style-name="T13">participei do evento Front in Floripa</text:span><text:span text:style-name="T10">.</text:span></text:p>
      <text:p text:style-name="P1"><text:span text:style-name="T37">[</text:span><text:span text:style-name="T38">julho</text:span><text:span text:style-name="T37"> de </text:span><text:span text:style-name="T39">202</text:span><text:span text:style-name="T40">2</text:span><text:span text:style-name="T37"> – </text:span><text:span text:style-name="T38">julho</text:span><text:span text:style-name="T37"> de </text:span><text:span text:style-name="T39">202</text:span><text:span text:style-name="T40">2</text:span><text:span text:style-name="T37">] </text:span><text:span text:style-name="T41">Apex</text:span><text:span text:style-name="T37"> </text:span><text:span text:style-name="T42">(</text:span><text:span text:style-name="T43">4</text:span><text:span text:style-name="T42"> horas)</text:span><text:span text:style-name="T37"> | Blumenau, Santa Catarina: </text:span><text:span text:style-name="T11">participei de um workshop sobre </text:span><text:span text:style-name="T12">soft skills</text:span><text:span text:style-name="T10">.</text:span></text:p>
      <text:p text:style-name="P34"><text:span text:style-name="T88">[</text:span><text:span text:style-name="T89">abril</text:span><text:span text:style-name="T88"> de </text:span><text:span text:style-name="T90">202</text:span><text:span text:style-name="T89">2</text:span><text:span text:style-name="T88"> – </text:span><text:span text:style-name="T89">abril</text:span><text:span text:style-name="T88"> de </text:span><text:span text:style-name="T90">202</text:span><text:span text:style-name="T89">2</text:span><text:span text:style-name="T88">] </text:span><text:span text:style-name="T91">Apex</text:span><text:span text:style-name="T88"> </text:span><text:span text:style-name="T92">(</text:span><text:span text:style-name="T93">4</text:span><text:span text:style-name="T92"> horas)</text:span><text:span text:style-name="T88"> | Blumenau, Santa Catarina: </text:span><text:span text:style-name="T77">participei de um workshop sobre </text:span><text:span text:style-name="T78">cultura organizacional das empresas de tecnologia</text:span><text:span text:style-name="T76">.</text:span></text:p>
      <text:p text:style-name="P29"><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9">Node.js</text:span><text:span text:style-name="T176">.</text:span></text:p>
      <text:p text:style-name="P29"><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9">JavaScript with jQuery</text:span><text:span text:style-name="T176">.</text:span></text:p>
      <text:p text:style-name="P30"><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9">Vue.js.</text:span></text:p>
      <text:p text:style-name="P30"><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8">TypeScript </text:span><text:span text:style-name="T179">e JavaScript.</text:span></text:p>
      <text:p text:style-name="P35"><text:soft-page-break/><text:span text:style-name="T87">[</text:span><text:span text:style-name="T96">100% concluído</text:span><text:span text:style-name="T87">] </text:span><text:span text:style-name="T97">TestDome </text:span><text:span text:style-name="T88">| </text:span><text:span text:style-name="T94">Educação a distância</text:span><text:span text:style-name="T88">: </text:span><text:span text:style-name="T79">realizei um treinamento com questões sobre </text:span><text:span text:style-name="T80">Angular e TypeScript.</text:span></text:p>
      <text:p text:style-name="P36"><text:span text:style-name="T87">[</text:span><text:span text:style-name="T96">100% concluído</text:span><text:span text:style-name="T87">] </text:span><text:span text:style-name="T97">TestDome </text:span><text:span text:style-name="T88">| </text:span><text:span text:style-name="T94">Educação a distância</text:span><text:span text:style-name="T88">: </text:span><text:span text:style-name="T79">realizei um treinamento com questões sobre </text:span><text:span text:style-name="T81">JavaScript.</text:span></text:p>
      <text:p text:style-name="P36"><text:span text:style-name="T87">[</text:span><text:span text:style-name="T96">100% concluído</text:span><text:span text:style-name="T87">] </text:span><text:span text:style-name="T97">TestDome </text:span><text:span text:style-name="T88">| </text:span><text:span text:style-name="T94">Educação a distância</text:span><text:span text:style-name="T88">: </text:span><text:span text:style-name="T79">realizei um treinamento com questões sobre Angular.</text:span></text:p>
      <text:p text:style-name="P36"><text:span text:style-name="T87">[</text:span><text:span text:style-name="T96">100% concluído</text:span><text:span text:style-name="T87">] </text:span><text:span text:style-name="T98">EW IT</text:span><text:span text:style-name="T99"> </text:span><text:span text:style-name="T94">(</text:span><text:span text:style-name="T95">16</text:span><text:span text:style-name="T94"> horas)</text:span><text:span text:style-name="T88"> | </text:span><text:span text:style-name="T94">Educação a distância</text:span><text:span text:style-name="T88">: </text:span><text:span text:style-name="T82">completei o curso de NodeJS.</text:span></text:p>
      <text:p text:style-name="P18"><text:span text:style-name="T127">[</text:span><text:span text:style-name="T141">100% concluído</text:span><text:span text:style-name="T127">] </text:span><text:span text:style-name="T142">FIAP – Nano Courses </text:span><text:span text:style-name="T135">(</text:span><text:span text:style-name="T136">60</text:span><text:span text:style-name="T135"> horas)</text:span><text:span text:style-name="T129"> | </text:span><text:span text:style-name="T135">Educação a distância</text:span><text:span text:style-name="T129">: </text:span><text:span text:style-name="T153">concluí </text:span><text:span text:style-name="T155">o </text:span><text:span text:style-name="T153">curso de </text:span><text:span text:style-name="T155">comunicação e semiótica nos Nano Courses.</text:span></text:p>
      <text:p text:style-name="P18"><text:span text:style-name="T127">[</text:span><text:span text:style-name="T141">100% concluído</text:span><text:span text:style-name="T127">] </text:span><text:span text:style-name="T135">Loiane Groner (28 horas)</text:span><text:span text:style-name="T129"> | </text:span><text:span text:style-name="T135">Educação a distância</text:span><text:span text:style-name="T129">: </text:span><text:span text:style-name="T153">concluí um curso de Angular pela plataforma online da Loiane Groner.</text:span></text:p>
      <text:p text:style-name="P18"><text:span text:style-name="T127">[</text:span><text:span text:style-name="T140">dezembro</text:span><text:span text:style-name="T127"> de </text:span><text:span text:style-name="T140">2020</text:span><text:span text:style-name="T127"> – </text:span><text:span text:style-name="T140">dezembro</text:span><text:span text:style-name="T127"> de </text:span><text:span text:style-name="T140">2020</text:span><text:span text:style-name="T127">] </text:span><text:span text:style-name="T140">Microsoft</text:span><text:span text:style-name="T129"> </text:span><text:span text:style-name="T130">(</text:span><text:span text:style-name="T133">2</text:span><text:span text:style-name="T130"> horas)</text:span><text:span text:style-name="T129"> | Blumenau, Santa Catarina: </text:span><text:span text:style-name="T151">realizei o exame 70-480 da Microsoft na ProWay com perguntas de HTML5, CSS3 e JavaScript, minha pontuação final foi de 909 pontos.</text:span></text:p>
      <text:p text:style-name="P18"><text:span text:style-name="T129">[</text:span><text:span text:style-name="T134">outubro</text:span><text:span text:style-name="T129"> de </text:span><text:span text:style-name="T133">2020</text:span><text:span text:style-name="T129"> – </text:span><text:span text:style-name="T134">outubro</text:span><text:span text:style-name="T129"> de </text:span><text:span text:style-name="T133">2020</text:span><text:span text:style-name="T129">] </text:span><text:span text:style-name="T134">Apex</text:span><text:span text:style-name="T129"> </text:span><text:span text:style-name="T130">(</text:span><text:span text:style-name="T134">3</text:span><text:span text:style-name="T130"> horas)</text:span><text:span text:style-name="T129"> | Blumenau, Santa Catarina: </text:span><text:span text:style-name="T152">participei de um workshop sobre empreendedorismo.</text:span></text:p>
      <text:p text:style-name="P25"><text:span text:style-name="T129">[</text:span><text:span text:style-name="T134">outubro</text:span><text:span text:style-name="T129"> de </text:span><text:span text:style-name="T133">2020</text:span><text:span text:style-name="T129"> – </text:span><text:span text:style-name="T134">outubro</text:span><text:span text:style-name="T129"> de </text:span><text:span text:style-name="T133">2020</text:span><text:span text:style-name="T129">] </text:span><text:span text:style-name="T134">Apex</text:span><text:span text:style-name="T129"> </text:span><text:span text:style-name="T130">(</text:span><text:span text:style-name="T134">3</text:span><text:span text:style-name="T130"> horas)</text:span><text:span text:style-name="T129"> | Blumenau, Santa Catarina: </text:span><text:span text:style-name="T152">participei de um workshop sobre planejamento de carreira</text:span><text:span text:style-name="T144">.</text:span></text:p>
      <text:p text:style-name="P6"><text:span text:style-name="T37">[</text:span><text:span text:style-name="T48">setembro</text:span><text:span text:style-name="T37"> de 20</text:span><text:span text:style-name="T48">20</text:span><text:span text:style-name="T37"> – </text:span><text:span text:style-name="T48">setembro</text:span><text:span text:style-name="T37"> de 20</text:span><text:span text:style-name="T48">20</text:span><text:span text:style-name="T37">] </text:span><text:span text:style-name="T50">DB1 Group</text:span><text:span text:style-name="T37"> </text:span><text:span text:style-name="T42">(</text:span><text:span text:style-name="T45">1</text:span><text:span text:style-name="T48">2</text:span><text:span text:style-name="T42"> horas)</text:span><text:span text:style-name="T37"> | </text:span><text:span text:style-name="T49">Educação a distância</text:span><text:span text:style-name="T37">: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37">[</text:span><text:span text:style-name="T47">dezembro</text:span><text:span text:style-name="T37"> de 2019 – </text:span><text:span text:style-name="T47">dezembro</text:span><text:span text:style-name="T37"> de 2019] </text:span><text:span text:style-name="T50">Hackerspace</text:span><text:span text:style-name="T37"> </text:span><text:span text:style-name="T42">(</text:span><text:span text:style-name="T45">10</text:span><text:span text:style-name="T42"> horas)</text:span><text:span text:style-name="T37"> | </text:span><text:span text:style-name="T47">Blumenau</text:span><text:span text:style-name="T37">,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37">[</text:span><text:span text:style-name="T44">novembro</text:span><text:span text:style-name="T37"> de 2019 – </text:span><text:span text:style-name="T44">novembro</text:span><text:span text:style-name="T37"> de 2019] </text:span><text:span text:style-name="T44">Front in Floripa</text:span><text:span text:style-name="T37"> </text:span><text:span text:style-name="T42">(</text:span><text:span text:style-name="T45">10</text:span><text:span text:style-name="T42"> horas)</text:span><text:span text:style-name="T37"> | </text:span><text:span text:style-name="T44">Florianópolis</text:span><text:span text:style-name="T37">, Santa Catarina: </text:span><text:span text:style-name="T13">participei do evento Front in Floripa</text:span><text:span text:style-name="T10">.</text:span></text:p>
      <text:p text:style-name="P19"><text:span text:style-name="T127">[janeiro de 2019 – junho de 2019]</text:span><text:span text:style-name="T156"> </text:span><text:span text:style-name="T129">Apex </text:span><text:span text:style-name="T130">(180 horas)</text:span><text:span text:style-name="T129"> | Blumenau, Santa Catarina: </text:span><text:span text:style-name="T145">t</text:span><text:span text:style-name="T144">reinamento de alta performance de desenvolvimento e programação </text:span><text:span text:style-name="T146">f</text:span><text:span text:style-name="T144">ront-end </text:span><text:span text:style-name="T147">usando</text:span><text:span text:style-name="T144"> HTML5, CSS3 </text:span><text:span text:style-name="T148">(SASS e SCSS)</text:span><text:span text:style-name="T144">, JavaScript, TypeScript, testes, Angular 6, ReactJS, VueJS, Git </text:span><text:span text:style-name="T147">e </text:span><text:span text:style-name="T144">GitHub, </text:span><text:span text:style-name="T147">W</text:span><text:span text:style-name="T144">ebpack </text:span><text:span text:style-name="T147">e</text:span><text:span text:style-name="T144"> Gulp.</text:span></text:p>
      <text:p text:style-name="P19"><text:span text:style-name="T127">[dezembro de 2018 - dezembro de 2018]</text:span><text:span text:style-name="T156"> </text:span><text:span text:style-name="T129">Apex </text:span><text:span text:style-name="T130">(16 horas)</text:span><text:span text:style-name="T129"> | Blumenau, Santa Catarina: </text:span><text:span text:style-name="T145">tr</text:span><text:span text:style-name="T144">einamento de alta performance de </text:span><text:span text:style-name="T149">l</text:span><text:span text:style-name="T144">ógica de </text:span><text:span text:style-name="T149">p</text:span><text:span text:style-name="T144">rogramação </text:span><text:span text:style-name="T150">sobre</text:span><text:span text:style-name="T144"> boas práticas, manipulação de textos, criação de objetos, armazenamento de dados em listas e tópicos avançados </text:span><text:span text:style-name="T149">da linguagem</text:span><text:span text:style-name="T144">.</text:span></text:p>
      <text:p text:style-name="P20"><text:soft-page-break/><text:span text:style-name="T127">[dezembro de 2018 - dezembro de 2018]</text:span><text:span text:style-name="T156"> </text:span><text:span text:style-name="T129">Apex </text:span><text:span text:style-name="T130">(16 horas)</text:span><text:span text:style-name="T129"> | Blumenau, Santa Catarina: </text:span><text:span text:style-name="T145">t</text:span><text:span text:style-name="T144">reinamento</text:span><text:span text:style-name="T156"> de alta performance de </text:span><text:span text:style-name="T157">b</text:span><text:span text:style-name="T156">anco de </text:span><text:span text:style-name="T157">d</text:span><text:span text:style-name="T156">ados </text:span><text:span text:style-name="T157">sobre</text:span><text:span text:style-name="T156"> </text:span><text:span text:style-name="T164">instalação, configuração, conceitos básicos, comandos para manipulação de tabelas, texto </text:span><text:span text:style-name="T165">e</text:span><text:span text:style-name="T164"> data, operadores, </text:span><text:span text:style-name="T165">funções </text:span><text:span text:style-name="T164">básicas </text:span><text:span text:style-name="T165">e intermediárias</text:span><text:span text:style-name="T164">, normalização de dados, relacionamento entre tabelas, </text:span><text:span text:style-name="T165">unificação de </text:span><text:span text:style-name="T164">tabelas, realização de consultas, criação de views, indexação de tabelas, backup d</text:span><text:span text:style-name="T165">e</text:span><text:span text:style-name="T164"> dados e restaura</text:span><text:span text:style-name="T165">ção</text:span><text:span text:style-name="T164"> </text:span><text:span text:style-name="T165">d</text:span><text:span text:style-name="T164">as informações da base através do backup</text:span><text:span text:style-name="T156">.</text:span></text:p>
      <text:p text:style-name="P21"><text:span text:style-name="T127">[100% concluído]</text:span><text:span text:style-name="T156"> </text:span><text:span text:style-name="T129">Udemy </text:span><text:span text:style-name="T131">(</text:span><text:span text:style-name="T143">54 horas</text:span><text:span text:style-name="T131">)</text:span><text:span text:style-name="T129"> | </text:span><text:span text:style-name="T135">Educação a distância</text:span><text:span text:style-name="T129">:</text:span><text:span text:style-name="T156"> </text:span><text:span text:style-name="T158">t</text:span><text:span text:style-name="T156">reinamento básico de desenvolvimento e programação </text:span><text:span text:style-name="T159">f</text:span><text:span text:style-name="T156">ront-end </text:span><text:span text:style-name="T159">utilizando</text:span><text:span text:style-name="T156"> </text:span><text:span text:style-name="T164">HTML5, CSS3 </text:span><text:span text:style-name="T166">e</text:span><text:span text:style-name="T164"> J</text:span><text:span text:style-name="T166">ava</text:span><text:span text:style-name="T164">S</text:span><text:span text:style-name="T166">cript</text:span><text:span text:style-name="T164"> e</text:span><text:span text:style-name="T166">m cinco</text:span><text:span text:style-name="T164"> </text:span><text:span text:style-name="T166">p</text:span><text:span text:style-name="T164">rojetos.</text:span></text:p>
      <text:p text:style-name="P21"><text:span text:style-name="T127">[100% concluído]</text:span><text:span text:style-name="T156"> </text:span><text:span text:style-name="T129">Udemy </text:span><text:span text:style-name="T132">(10 horas)</text:span><text:span text:style-name="T129"> | </text:span><text:span text:style-name="T135">Educação a distância</text:span><text:span text:style-name="T129">:</text:span><text:span text:style-name="T156"> </text:span><text:span text:style-name="T158">t</text:span><text:span text:style-name="T156">reinamento básico de inglês </text:span><text:span text:style-name="T160">sobre</text:span><text:span text:style-name="T156"> </text:span><text:span text:style-name="T160">metodologia </text:span><text:span text:style-name="T156">para ser fluente.</text:span><text:bookmark text:name="_GoBack"/></text:p>
      <text:p text:style-name="P22"><text:span text:style-name="T127">[setembro de 2018 – fevereiro de 2019]</text:span><text:span text:style-name="T156"> </text:span><text:span text:style-name="T129">Instituto Mix </text:span><text:span text:style-name="T131">(96 horas)</text:span><text:span text:style-name="T129"> | Gaspar, Santa Catarina:</text:span><text:span text:style-name="T156"> </text:span><text:span text:style-name="T145">t</text:span><text:span text:style-name="T144">reinamento</text:span><text:span text:style-name="T156"> básico de </text:span><text:span text:style-name="T161">m</text:span><text:span text:style-name="T156">ontagem e </text:span><text:span text:style-name="T161">m</text:span><text:span text:style-name="T156">anutenção </text:span><text:span text:style-name="T161">de</text:span><text:span text:style-name="T156"> hardware e redes.</text:span></text:p>
      <text:p text:style-name="P22"><text:span text:style-name="T127">[maio de 2017 – outubro de 2018]</text:span><text:span text:style-name="T156"> </text:span><text:span text:style-name="T129">GERAR </text:span><text:span text:style-name="T131">(1280 horas)</text:span><text:span text:style-name="T129"> | Gaspar e Blumenau, Santa Catarina: </text:span><text:span text:style-name="T145">c</text:span><text:span text:style-name="T144">urso</text:span><text:span text:style-name="T162"> de </text:span><text:span text:style-name="T163">a</text:span><text:span text:style-name="T162">dministração como menor aprendiz.</text:span></text:p>
      <text:p text:style-name="P11"><text:span text:style-name="T37">[</text:span><text:span text:style-name="T56">novembro</text:span><text:span text:style-name="T37"> de 201</text:span><text:span text:style-name="T56">2</text:span><text:span text:style-name="T37"> – </text:span><text:span text:style-name="T56">novembro</text:span><text:span text:style-name="T54"> de 201</text:span><text:span text:style-name="T56">2</text:span><text:span text:style-name="T37">]</text:span><text:span text:style-name="T71"> </text:span><text:span text:style-name="T56">Polícia Militar</text:span><text:span text:style-name="T55"> </text:span><text:span text:style-name="T37">| Gaspar, Santa Catarina: </text:span><text:span text:style-name="T22">adquiri a certificação do Proerd</text:span><text:span text:style-name="T71">.</text:span></text:p>
      <text:p text:style-name="P10"><text:span text:style-name="T37">[</text:span><text:span text:style-name="T54">dezembro</text:span><text:span text:style-name="T37"> de 201</text:span><text:span text:style-name="T54">0</text:span><text:span text:style-name="T37"> – </text:span><text:span text:style-name="T54">dezembro </text:span><text:span text:style-name="T37">de 201</text:span><text:span text:style-name="T54">0</text:span><text:span text:style-name="T37">]</text:span><text:span text:style-name="T71"> </text:span><text:span text:style-name="T54">ABJ (Associação Brusquense de Judô</text:span><text:span text:style-name="T55">) </text:span><text:span text:style-name="T37">| Gaspar, Santa Catarina: </text:span><text:span text:style-name="T21">conquistei a faixa cinza (7</text:span><text:span text:style-name="T115">° kiu) no Judô em minha escola com o professor Alessandro Veber</text:span><text:span text:style-name="T71">.</text:span></text:p>
      <text:p text:style-name="P27"/>
      <text:p text:style-name="P32">Experiência:</text:p>
      <text:p text:style-name="P12"><text:span text:style-name="T36">[</text:span><text:span text:style-name="T59">outubro </text:span><text:span text:style-name="T36">de </text:span><text:span text:style-name="T60">202</text:span><text:span text:style-name="T59">1</text:span><text:span text:style-name="T36"> – </text:span><text:span text:style-name="T59">até o momento</text:span><text:span text:style-name="T36">] </text:span><text:span text:style-name="T61">Desenvolvedor front-end</text:span><text:span text:style-name="T36"> | </text:span><text:span text:style-name="T59">Performa_IT</text:span><text:span text:style-name="T36">: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Storybook, RxJS, HTML, CSS, SASS, Styled Components, EmotionJS, Material Design, Bootstrap, Chakra UI, </text:span><text:span text:style-name="T28">Ariakit</text:span><text:span text:style-name="T18">, Animate.css, polished, Netlify, </text:span><text:span text:style-name="T28">Zustand</text:span><text:span text:style-name="T18">, Git, Bitbucket, NPM, Yarn, Gulp, Axios, Rollbar, Husky, ESLint, Prettier, GraphQL, MSAL, </text:span><text:soft-page-break/><text:span text:style-name="T32">SonarQube</text:span><text:span text:style-name="T18">, Hasura e NodeJS. Apresentei uma talk sobre Storybook </text:span><text:span text:style-name="T31">e Acessibilidade Digital, também</text:span><text:span text:style-name="T29"> participei de hackathon</text:span><text:span text:style-name="T30">s</text:span><text:span text:style-name="T18">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38"><text:span text:style-name="T87">[</text:span><text:span text:style-name="T101">janeiro</text:span><text:span text:style-name="T87"> de </text:span><text:span text:style-name="T101">2020</text:span><text:span text:style-name="T87"> – </text:span><text:span text:style-name="T100">setembro de 2021</text:span><text:span text:style-name="T87">] </text:span><text:span text:style-name="T102">Desenvolvedor front-end</text:span><text:span text:style-name="T87"> | </text:span><text:span text:style-name="T102">Velow </text:span><text:span text:style-name="T103">Sistemas</text:span><text:span text:style-name="T87">: </text:span><text:span text:style-name="T86">t</text:span><text:span text:style-name="T83">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3"><text:span text:style-name="T127">[maio de </text:span><text:span text:style-name="T138">2019</text:span><text:span text:style-name="T127"> – </text:span><text:span text:style-name="T137">dezembro de 2019</text:span><text:span text:style-name="T127">] </text:span><text:span text:style-name="T138">Estagiário de programação</text:span><text:span text:style-name="T127"> | </text:span><text:span text:style-name="T138">Velow </text:span><text:span text:style-name="T139">Sistemas</text:span><text:span text:style-name="T127">: </text:span><text:span text:style-name="T145">a</text:span><text:span text:style-name="T144">tuei como estagiário de programação </text:span><text:span text:style-name="T154">no time de front-end</text:span><text:span text:style-name="T144">, </text:span><text:span text:style-name="T154">após isso </text:span><text:span text:style-name="T144">consegui ser efetivado.</text:span></text:p>
      <text:p text:style-name="P37"><text:span text:style-name="T104">[</text:span><text:span text:style-name="T105">novembro</text:span><text:span text:style-name="T104"> de </text:span><text:span text:style-name="T106">201</text:span><text:span text:style-name="T105">8</text:span><text:span text:style-name="T104"> – </text:span><text:span text:style-name="T105">abril</text:span><text:span text:style-name="T107"> de 2019</text:span><text:span text:style-name="T104">] </text:span><text:span text:style-name="T105">Técnico de informática</text:span><text:span text:style-name="T104"> | </text:span><text:span text:style-name="T109">Autônomo</text:span><text:span text:style-name="T104">: </text:span><text:span text:style-name="T84">comecei a fazer manutenção em computadores e atender clientes</text:span><text:span text:style-name="T76">.</text:span></text:p>
      <text:p text:style-name="P24"><text:span text:style-name="T127">[maio de 2017 – outubro de 2018] Auxiliar de TI | Fazzenda Park Hotel: </text:span><text:span text:style-name="T145">e</text:span><text:span text:style-name="T144">u era um menor aprendiz, com 14 anos, tive muitas responsabilidades e ordens de serviço para fazer, ganhei muita experiência na parte de suporte.</text:span></text:p>
      <text:p text:style-name="P33"><text:span text:style-name="T87">[junho de 2016 – janeiro de 2017] </text:span><text:span text:style-name="T108">Locutor</text:span><text:span text:style-name="T87"> | Rádio Sentinela do Vale: </text:span><text:span text:style-name="T85">t</text:span><text:span text:style-name="T76">rabalhei com meu potencial de comunicação na rádio, apresentava um programa de entretenimento, chamado Variedades, junto de um colega.</text:span></text:p>
      <text:p text:style-name="P28"/>
      <text:p text:style-name="P15"><text:span text:style-name="T75">Trabalho voluntário</text:span><text:span text:style-name="T74">:</text:span></text:p>
      <text:p text:style-name="P15"><text:span text:style-name="T62">[</text:span><text:span text:style-name="T63">janeiro</text:span><text:span text:style-name="T64"> </text:span><text:span text:style-name="T62">de </text:span><text:span text:style-name="T65">202</text:span><text:span text:style-name="T63">4</text:span><text:span text:style-name="T62"> – </text:span><text:span text:style-name="T64">até o momento</text:span><text:span text:style-name="T62">] </text:span><text:span text:style-name="T63">Voluntário</text:span><text:span text:style-name="T62"> | </text:span><text:span text:style-name="T63">Movimento Web Para Todos</text:span><text:span text:style-name="T62">: </text:span><text:span text:style-name="T27">na Liga Voluntária p</text:span><text:span text:style-name="T18">resto serviços voluntários ao Movimento Web para Todos e, com isso, contribuo ativamente para a transformação da web brasileira num ambiente muito mais justo, inclusivo e acessível a todas as pesso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arial,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47</meta:editing-cycles>
    <meta:print-date>2019-02-01T12:54:00</meta:print-date>
    <meta:creation-date>2018-01-13T12:08:00</meta:creation-date>
    <dc:date>2024-04-14T10:28:52.737103887</dc:date>
    <meta:editing-duration>PT12H19M58S</meta:editing-duration>
    <meta:generator>LibreOffice/6.4.7.2$Linux_X86_64 LibreOffice_project/40$Build-2</meta:generator>
    <meta:document-statistic meta:table-count="0" meta:image-count="0" meta:object-count="0" meta:page-count="5" meta:paragraph-count="54" meta:word-count="1533" meta:character-count="10355" meta:non-whitespace-character-count="88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